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Table1" style:family="table">
      <style:table-properties style:width="10.3243in" fo:margin-left="0in" fo:margin-top="0in" fo:margin-bottom="0in" table:align="left" style:writing-mode="page"/>
    </style:style>
    <style:style style:name="Table1.A" style:family="table-column">
      <style:table-column-properties style:column-width="1.3771in"/>
    </style:style>
    <style:style style:name="Table1.B" style:family="table-column">
      <style:table-column-properties style:column-width="8.94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1667in" fo:padding-right="0.1667in" fo:padding-top="0.0333in" fo:padding-bottom="0.0333in" fo:border="0.75pt solid #565656">
        <style:background-image/>
      </style:table-cell-properties>
    </style:style>
    <style:style style:name="P1" style:family="paragraph" style:parent-style-name="Standard" style:list-style-name="">
      <style:paragraph-properties fo:margin-top="0in" fo:margin-bottom="0in" style:contextual-spacing="false" style:line-height-at-least="0.1665in" style:vertical-align="baseli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loext:graphic-properties draw:fill="solid" draw:fill-color="#ffffff"/>
      <style:paragraph-properties fo:margin-top="0.1252in" fo:margin-bottom="0.1252in" style:contextual-spacing="false" fo:line-height="100%" fo:background-color="#ffffff" style:vertical-align="baselin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paragraph-rsid="0011106a"/>
    </style:style>
    <style:style style:name="P5" style:family="paragraph" style:parent-style-name="Standard">
      <style:paragraph-properties fo:margin-top="0in" fo:margin-bottom="0in" style:contextual-spacing="false" fo:line-height="100%" style:vertical-align="baseline"/>
      <style:text-properties fo:color="#111111" loext:opacity="100%" style:font-name="Arial" fo:font-size="11.5pt" style:font-name-asian="Times New Roman" style:font-size-asian="11.5pt" style:language-asian="ru" style:country-asian="RU" style:font-name-complex="Arial1" style:font-size-complex="11.5pt"/>
    </style:style>
    <style:style style:name="P6" style:family="paragraph" style:parent-style-name="Standard">
      <style:paragraph-properties fo:margin-top="0.1252in" fo:margin-bottom="0.1252in" style:contextual-spacing="false" fo:line-height="100%" style:vertical-align="baseline"/>
      <style:text-properties fo:color="#111111" loext:opacity="100%" style:font-name="Arial" fo:font-size="11.5pt" style:font-name-asian="Times New Roman" style:font-size-asian="11.5pt" style:language-asian="ru" style:country-asian="RU" style:font-name-complex="Arial1" style:font-size-complex="11.5pt"/>
    </style:style>
    <style:style style:name="P7" style:family="paragraph" style:parent-style-name="Standard">
      <style:paragraph-properties fo:margin-top="0in" fo:margin-bottom="0in" style:contextual-spacing="false" fo:line-height="100%" style:vertical-align="baseline"/>
      <style:text-properties fo:color="#111111" loext:opacity="100%" style:font-name="Arial" fo:font-size="11.5pt" officeooo:rsid="0011106a" officeooo:paragraph-rsid="0011106a" style:font-name-asian="Times New Roman" style:font-size-asian="11.5pt" style:language-asian="ru" style:country-asian="RU" style:font-name-complex="Arial1" style:font-size-complex="11.5pt"/>
    </style:style>
    <style:style style:name="P8" style:family="paragraph" style:parent-style-name="Standard">
      <style:paragraph-properties fo:margin-top="0.1252in" fo:margin-bottom="0.1252in" style:contextual-spacing="false" fo:line-height="100%" style:vertical-align="baseline"/>
      <style:text-properties fo:color="#111111" loext:opacity="100%" style:font-name="Arial" fo:font-size="11.5pt" officeooo:rsid="0011106a" officeooo:paragraph-rsid="0011106a" style:font-name-asian="Times New Roman" style:font-size-asian="11.5pt" style:language-asian="ru" style:country-asian="RU" style:font-name-complex="Arial1" style:font-size-complex="11.5pt"/>
    </style:style>
    <style:style style:name="T1" style:family="text">
      <style:text-properties fo:color="#222222" loext:opacity="100%" style:font-name="inherit" fo:font-size="14.5pt" fo:font-weight="bold" style:font-name-asian="Times New Roman" style:font-size-asian="14.5pt" style:language-asian="ru" style:country-asian="RU" style:font-weight-asian="bold" style:font-name-complex="Arial1" style:font-size-complex="14.5pt" style:font-weight-complex="bold" loext:padding="0in" loext:border="none" loext:shadow="none"/>
    </style:style>
    <style:style style:name="T2" style:family="text">
      <style:text-properties fo:color="#222222" loext:opacity="100%" style:font-name="inherit" fo:font-size="14.5pt" fo:font-weight="bold" style:font-name-asian="Times New Roman" style:font-size-asian="14.5pt" style:language-asian="ru" style:country-asian="RU" style:font-weight-asian="bold" style:font-name-complex="Arial1" style:font-size-complex="14.5pt" style:font-weight-complex="bold"/>
    </style:style>
    <style:style style:name="T3" style:family="text">
      <style:text-properties fo:color="#111111" loext:opacity="100%" style:font-name="Arial" fo:font-size="11.5pt" style:font-name-asian="Times New Roman" style:font-size-asian="11.5pt" style:language-asian="ru" style:country-asian="RU" style:font-name-complex="Arial1" style:font-size-complex="11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1106a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3"><draw:frame draw:style-name="fr1" draw:name="Frame1" text:anchor-type="paragraph" svg:x="-0.7992in" svg:y="0.3929in" svg:width="7.8437in" draw:z-index="1" loext:may-break-between-pages="true"><draw:text-box fo:min-height="0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h text:style-name="P1" text:outline-level="4" loext:marker-style-name="T2"><text:span text:style-name="T1">Примеры.</text:span></text:h></table:table-cell><table:table-cell table:style-name="Table1.A1" office:value-type="string"><text:h text:style-name="P1" text:outline-level="4" loext:marker-style-name="T2"><text:span text:style-name="T1">Пояснения.</text:span></text:h></table:table-cell></table:table-row><table:table-row table:style-name="Table1.1"><table:table-cell table:style-name="Table1.A1" office:value-type="string"><text:p text:style-name="P2" loext:marker-style-name="T3"><text:span text:style-name="T3">1.Я не понял, что доступным ли было моё изложение материала.</text:span></text:p></table:table-cell><table:table-cell table:style-name="Table1.A1" office:value-type="string"><text:p text:style-name="P5" loext:marker-style-name="T3"/><text:p text:style-name="P7" loext:marker-style-name="T3">Я не понял, доступным <text:span text:style-name="T6">ли</text:span> было мое изложение. (В придаточном ен используетсюся союх если есть частица ли)</text:p><text:p text:style-name="P5" loext:marker-style-name="T3"/><text:p text:style-name="P5" loext:marker-style-name="T3"/></table:table-cell></table:table-row><table:table-row table:style-name="Table1.1"><table:table-cell table:style-name="Table1.A1" office:value-type="string"><text:p text:style-name="P2" loext:marker-style-name="T3"><text:span text:style-name="T3">2.Картины принадлежали перу молодых художников, на которых было изображено море.</text:span></text:p></table:table-cell><table:table-cell table:style-name="Table1.A1" office:value-type="string"><text:p text:style-name="P5" loext:marker-style-name="T3"/><text:p text:style-name="P7" loext:marker-style-name="T3">Картины, на которых было изображено, принадлежали перу</text:p><text:p text:style-name="P7" loext:marker-style-name="T3">молодых художников. (опрделетельное придаточное, стоит </text:p><text:p text:style-name="P7" loext:marker-style-name="T3">всегда после определяемого слова_</text:p><text:p text:style-name="P5" loext:marker-style-name="T3"/><text:p text:style-name="P5" loext:marker-style-name="T3"/><text:p text:style-name="P5" loext:marker-style-name="T3"/></table:table-cell></table:table-row><table:table-row table:style-name="Table1.1"><table:table-cell table:style-name="Table1.A1" office:value-type="string"><text:p text:style-name="P2" loext:marker-style-name="T3"><text:span text:style-name="T3">3.Размышляя над исторической темой в повести «Капитанская дочка», понимаешь, что до чего тщательно подходил А.С. Пушкин к изображению событий.</text:span></text:p></table:table-cell><table:table-cell table:style-name="Table1.A1" office:value-type="string"><text:p text:style-name="P4" loext:marker-style-name="T3">Размышляя над исторической темой в повести «Капитанская дочка», понимаешь, что до чего тщательно подходил А.С. Пушкин к изображению событий.</text:p><text:p text:style-name="P5" loext:marker-style-name="T3"/></table:table-cell></table:table-row><table:table-row table:style-name="Table1.1"><table:table-cell table:style-name="Table1.A1" office:value-type="string"><text:p text:style-name="P2" loext:marker-style-name="T3"><text:span text:style-name="T3">4.Учитель часто делает мне замечания, что я опаздываю на уроки.</text:span></text:p></table:table-cell><table:table-cell table:style-name="Table1.A1" office:value-type="string"><text:p text:style-name="P8" loext:marker-style-name="T3">Учитель часто делает мне замечания, так как я опаздываю на уроки(</text:p><text:p text:style-name="P8" loext:marker-style-name="T3">неверно подобран сочинительный )</text:p><text:p text:style-name="P6" loext:marker-style-name="T3"/></table:table-cell></table:table-row><table:table-row table:style-name="Table1.1"><table:table-cell table:style-name="Table1.A1" office:value-type="string"><text:p text:style-name="P2" loext:marker-style-name="T3"><text:span text:style-name="T3">5.Он попросил секретаря, чтобы ему напомнили бы о времени встречи.</text:span></text:p></table:table-cell><table:table-cell table:style-name="Table1.A1" office:value-type="string"><text:p text:style-name="P4" loext:marker-style-name="T3">Он попросил секретаря, чтобы ему напомнили о времени встречи.</text:p><text:p text:style-name="P5" loext:marker-style-name="T3"/><text:p text:style-name="P5" loext:marker-style-name="T3"/></table:table-cell></table:table-row><table:table-row table:style-name="Table1.1"><table:table-cell table:style-name="Table1.A1" office:value-type="string"><text:p text:style-name="P2" loext:marker-style-name="T3"><text:span text:style-name="T3">6.Всё указывало, что погода скоро резко изменится.</text:span></text:p></table:table-cell><table:table-cell table:style-name="Table1.A1" office:value-type="string"><text:p text:style-name="P4" loext:marker-style-name="T3">Всё указывало <text:span text:style-name="T5">то</text:span>, что погода скоро резко изменится<text:span text:style-name="T5">(отстувие указательного</text:span></text:p><text:p text:style-name="P4" loext:marker-style-name="T3"><text:span text:style-name="T5"><text:s/>местоимения_</text:span></text:p><text:p text:style-name="P5" loext:marker-style-name="T3"/><text:p text:style-name="P5" loext:marker-style-name="T3"/><text:p text:style-name="P5" loext:marker-style-name="T3"/></table:table-cell></table:table-row><table:table-row table:style-name="Table1.1"><table:table-cell table:style-name="Table1.A1" office:value-type="string"><text:p text:style-name="P2" loext:marker-style-name="T3"><text:span text:style-name="T3">7.Он говорил то, что</text:span><text:bookmark text:name="_GoBack"/><text:span text:style-name="T3"> это невозможно.</text:span></text:p></table:table-cell><table:table-cell table:style-name="Table1.A1" office:value-type="string"><text:p text:style-name="P5" loext:marker-style-name="T3"/><text:p text:style-name="P4" loext:marker-style-name="T3">Он говорил, что<text:bookmark text:name="_GoBack Copy 1"/> это невозможно. <text:span text:style-name="T5">(не правильное использование местония то)</text:span></text:p><text:p text:style-name="P5" loext:marker-style-name="T3"/><text:p text:style-name="P5" loext:marker-style-name="T3"/></table:table-cell></table:table-row></table:table></draw:text-box></draw:frame><text:soft-page-break/><text:span text:style-name="T3"> </text:span><text:span text:style-name="T3"/></text:p>
      <text:p text:style-name="Standard" loext:marker-style-name="T4"><text:span text:style-name="T4">Найдите в предложениях ошибки. Запишите правильный вариант, поясняя свой выбор.</text:span><text:span text:style-name="T4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омашний ПК</meta:initial-creator>
    <meta:editing-cycles>10</meta:editing-cycles>
    <meta:print-date>2022-12-13T04:04:00</meta:print-date>
    <meta:creation-date>2022-12-13T03:57:00</meta:creation-date>
    <dc:date>2024-01-19T16:39:29.394109792</dc:date>
    <meta:editing-duration>PT14M24S</meta:editing-duration>
    <meta:generator>LibreOffice/7.6.4.1$Linux_X86_64 LibreOffice_project/60$Build-1</meta:generator>
    <meta:document-statistic meta:table-count="1" meta:image-count="0" meta:object-count="0" meta:page-count="2" meta:paragraph-count="22" meta:word-count="180" meta:character-count="1298" meta:non-whitespace-character-count="1136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